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0pt"/>
    </style:style>
    <style:style style:name="P3" style:family="paragraph" style:parent-style-name="Standard">
      <style:text-properties officeooo:paragraph-rsid="000ca0c7"/>
    </style:style>
    <style:style style:name="P4" style:family="paragraph" style:parent-style-name="Standard">
      <style:text-properties officeooo:paragraph-rsid="000e05c7"/>
    </style:style>
    <style:style style:name="P5" style:family="paragraph" style:parent-style-name="Standard">
      <style:text-properties officeooo:paragraph-rsid="0013ac3d"/>
    </style:style>
    <style:style style:name="P6" style:family="paragraph" style:parent-style-name="Standard">
      <style:text-properties officeooo:paragraph-rsid="001581c8"/>
    </style:style>
    <style:style style:name="P7" style:family="paragraph" style:parent-style-name="Standard">
      <style:text-properties officeooo:paragraph-rsid="00173dda"/>
    </style:style>
    <style:style style:name="P8" style:family="paragraph" style:parent-style-name="Standard">
      <style:text-properties officeooo:paragraph-rsid="000b3b0b"/>
    </style:style>
    <style:style style:name="P9" style:family="paragraph" style:parent-style-name="Standard">
      <style:text-properties officeooo:paragraph-rsid="0019cd16"/>
    </style:style>
    <style:style style:name="T1" style:family="text">
      <style:text-properties style:font-name="Tahoma" fo:font-size="10pt"/>
    </style:style>
    <style:style style:name="T2" style:family="text">
      <style:text-properties style:font-name="Tahoma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Tahoma" fo:font-size="10.5pt" style:font-size-asian="10.5pt" style:font-size-complex="10.5pt"/>
    </style:style>
    <style:style style:name="T4" style:family="text">
      <style:text-properties style:font-name="Tahoma" fo:font-size="10.5pt" officeooo:rsid="000b1f60" style:font-size-asian="10.5pt" style:font-size-complex="10.5pt"/>
    </style:style>
    <style:style style:name="T5" style:family="text">
      <style:text-properties style:font-name="Tahoma" fo:font-size="10.5pt" officeooo:rsid="000b3b0b" style:font-size-asian="10.5pt" style:font-size-complex="10.5pt"/>
    </style:style>
    <style:style style:name="T6" style:family="text">
      <style:text-properties style:font-name="Tahoma" fo:font-size="10.5pt" officeooo:rsid="000ca0c7" style:font-size-asian="10.5pt" style:font-size-complex="10.5pt"/>
    </style:style>
    <style:style style:name="T7" style:family="text">
      <style:text-properties style:font-name="Tahoma" fo:font-size="10.5pt" officeooo:rsid="000dd033" style:font-size-asian="10.5pt" style:font-size-complex="10.5pt"/>
    </style:style>
    <style:style style:name="T8" style:family="text">
      <style:text-properties style:font-name="Tahoma" fo:font-size="10.5pt" officeooo:rsid="000e05c7" style:font-size-asian="10.5pt" style:font-size-complex="10.5pt"/>
    </style:style>
    <style:style style:name="T9" style:family="text">
      <style:text-properties style:font-name="Tahoma" fo:font-size="10.5pt" officeooo:rsid="000f8619" style:font-size-asian="10.5pt" style:font-size-complex="10.5pt"/>
    </style:style>
    <style:style style:name="T10" style:family="text">
      <style:text-properties style:font-name="Tahoma" fo:font-size="10.5pt" officeooo:rsid="001265d1" style:font-size-asian="10.5pt" style:font-size-complex="10.5pt"/>
    </style:style>
    <style:style style:name="T11" style:family="text">
      <style:text-properties style:font-name="Tahoma" fo:font-size="10.5pt" officeooo:rsid="0012e9c0" style:font-size-asian="10.5pt" style:font-size-complex="10.5pt"/>
    </style:style>
    <style:style style:name="T12" style:family="text">
      <style:text-properties style:font-name="Tahoma" fo:font-size="10.5pt" officeooo:rsid="0013ac3d" style:font-size-asian="10.5pt" style:font-size-complex="10.5pt"/>
    </style:style>
    <style:style style:name="T13" style:family="text">
      <style:text-properties style:font-name="Tahoma" fo:font-size="10.5pt" officeooo:rsid="001581c8" style:font-size-asian="10.5pt" style:font-size-complex="10.5pt"/>
    </style:style>
    <style:style style:name="T14" style:family="text">
      <style:text-properties style:font-name="Tahoma" fo:font-size="10.5pt" officeooo:rsid="00173dda" style:font-size-asian="10.5pt" style:font-size-complex="10.5pt"/>
    </style:style>
    <style:style style:name="T15" style:family="text">
      <style:text-properties style:font-name="Tahoma" fo:font-size="10.5pt" officeooo:rsid="0019cd16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2">SVN questions:</text:span><text:span text:style-name="T1"><text:line-break/></text:span></text:p>
      <text:p text:style-name="P2"/>
      <text:p text:style-name="P9"><text:span text:style-name="T1"><text:line-break/><text:line-break/></text:span><text:span text:style-name="T3">Please answer these questions when researching about SVN:<text:line-break/><text:line-break/>1.   How many ways to create a new source in Server? Details.</text:span></text:p>
      <text:p text:style-name="P9"><text:span text:style-name="T5">create directly from repo-browser in Server</text:span></text:p>
      <text:p text:style-name="P8"><text:span text:style-name="T15">co</text:span><text:span text:style-name="T5">mmit from local working copy to Server</text:span><text:span text:style-name="T3"><text:line-break/>2.<text:line-break/>2.1   Suppose that you have a Working copy named EXCERCISE1. Now coping to another folder named EXCERCISE2. Why can u still commit/update/add/delete files/folders in EXCERCISE2?</text:span></text:p>
      <text:p text:style-name="P3"><text:span text:style-name="T4">Because in EXCERCISE2 there is .svn folder that has meta data of a working copy.</text:span><text:span text:style-name="T3"><text:line-break/>2.2   Where does the SVN link of EXCERCISE2 link to?<text:line-break/></text:span><text:span text:style-name="T6">It links to repo in Server.</text:span><text:span text:style-name="T3"><text:line-break/>3.<text:line-break/>3.1   When conflict occurs?</text:span></text:p>
      <text:p text:style-name="P3"><text:span text:style-name="T7">You will get a conflict when two developer have changed the same thing.</text:span><text:span text:style-name="T3"><text:line-break/>3.2   What are the differences between "Conflict in a folder" and "Conflict in a file"?</text:span></text:p>
      <text:p text:style-name="P4"><text:span text:style-name="T3">- </text:span><text:span text:style-name="T7">file conflicts: A file conflict occurs if two (or more) developers have changed the s</text:span><text:span text:style-name="T8">ame few lines of a file.</text:span></text:p>
      <text:p text:style-name="P7"><text:span text:style-name="T8">- folder conflicts: A folder conflicts occurs when a developer moved/renamed/deleted a file or folder, which another developer either also has moved/renamed/deleted or just modified.</text:span><text:span text:style-name="T3"><text:line-break/>3.3   What to do when conflicts occur?<text:line-break/>- </text:span><text:span text:style-name="T9">The developer who last commits must resolve the conflict.</text:span><text:span text:style-name="T3"><text:line-break/>4.   Which cases lead to "Update fail" in SVN?<text:line-break/>- </text:span><text:span text:style-name="T10">when server is inaccessable</text:span></text:p>
      <text:p text:style-name="P7"><text:span text:style-name="T14">- when a conflict occurs but not resolved</text:span><text:span text:style-name="T3"><text:line-break/>5.<text:line-break/>5.1   What are the differences between "Revert to this Revision" and "Revert changes from these Revision"?</text:span></text:p>
      <text:p text:style-name="P5"><text:span text:style-name="T3">- </text:span><text:span text:style-name="T11">Revert to this Revision means any changes after the chosen revision </text:span><text:span text:style-name="T12">will be</text:span><text:span text:style-name="T11"> discarded.</text:span></text:p>
      <text:p text:style-name="P6"><text:span text:style-name="T11">- </text:span><text:span text:style-name="T12">Revert changes <text:s/>from this revision means only the chosen revision will be discarded.</text:span><text:span text:style-name="T3"><text:line-break/>5.2   Why can't we use Revert features when showing log from Repobrowser instead of Working Copy?</text:span></text:p>
      <text:p text:style-name="P6"><text:span text:style-name="T3">- </text:span><text:span text:style-name="T13">Anything has been commit in server cannot be undone so we can only revert in working copy not in server.</text:span><text:span text:style-name="T3"><text:line-break/>5.3   If we want to revert, we will do these steps:<text:line-break/>Working copy -&gt; Show log -&gt; Chose older version which we want to roll back -&gt; Chose "Revert from from this revision"<text:line-break/>But we have a trouble here: Can't see any older version.<text:line-break/>How to solve this problem?<text:line-break/></text:span><text:span text:style-name="T1"><text:line-break/></text:span></text:p>
      <text:p text:style-name="Standard"><text:span text:style-name="T1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Thuy</meta:initial-creator>
    <meta:creation-date>2010-04-26T20:25:38.19</meta:creation-date>
    <dc:date>2016-06-20T16:05:38.892000000</dc:date>
    <meta:editing-duration>PT58M44S</meta:editing-duration>
    <meta:editing-cycles>15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3" meta:word-count="342" meta:character-count="2007" meta:non-whitespace-character-count="1648"/>
  </office:meta>
</office:document-meta>
</file>